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Courier2" svg:font-family="Courier" style:font-pitch="variable"/>
    <style:font-face style:name="Courier3" svg:font-family="Courier" style:font-family-generic="swiss" style:font-pitch="variable"/>
    <style:font-face style:name="Courier4" svg:font-family="Courier" style:font-adornments="Regular" style:font-pitch="variable"/>
    <style:font-face style:name="Courier5" svg:font-family="Courier" style:font-adornments="Regular"/>
    <style:font-face style:name="Gothic" svg:font-family="Gothic" style:font-family-generic="modern" style:font-pitch="variable"/>
    <style:font-face style:name="Gothic1" svg:font-family="Gothic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Helvetica" svg:font-family="Helvetica" style:font-family-generic="swiss" style:font-pitch="variable"/>
    <style:font-face style:name="Helvetica1" svg:font-family="Helvetica" style:font-family-generic="modern" style:font-pitch="variable"/>
    <style:font-face style:name="Helvetica2" svg:font-family="Helvetica" style:font-adornments="Regular"/>
    <style:font-face style:name="Helvetica3" svg:font-family="Helvetica" style:font-pitch="variable"/>
    <style:font-face style:name="Helvetica4" svg:font-family="Helvetica" style:font-family-generic="swiss"/>
    <style:font-face style:name="Helvetica5" svg:font-family="Helvetica" style:font-adornments="Regular" style:font-family-generic="swiss"/>
    <style:font-face style:name="Liberation Sans" svg:font-family="'Liberation Sans'" style:font-family-generic="roman" style:font-pitch="variable"/>
    <style:font-face style:name="MS PGothic" svg:font-family="'MS PGothic'" style:font-family-generic="modern" style:font-pitch="variable"/>
    <style:font-face style:name="MS PGothic1" svg:font-family="'MS PGothic'" style:font-family-generic="modern" style:font-pitch="fixed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Tahoma1" svg:font-family="Tahoma, Lucidasans, 'Lucida Sans', 'Arial Unicode MS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rebuchet MS" svg:font-family="'Trebuchet MS'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b2b2b2" draw:fill="solid" draw:fill-color="#b2b2b2" draw:textarea-horizontal-align="center" draw:textarea-vertical-align="middle" fo:padding-top="0.013cm" fo:padding-bottom="0.013cm" fo:padding-left="0.013cm" fo:padding-right="0.013cm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.169cm" fo:min-width="0cm" fo:padding-top="0.128cm" fo:padding-bottom="0.128cm" fo:padding-left="0.256cm" fo:padding-right="0.256cm" draw:shadow="hidden"/>
      <style:paragraph-properties style:writing-mode="lr-tb"/>
    </style:style>
    <style:style style:name="gr3" style:family="graphic" style:parent-style-name="standard">
      <style:graphic-properties draw:stroke="none" draw:fill="none" draw:fill-color="#ffffff" draw:textarea-horizontal-align="center" draw:textarea-vertical-align="middle" draw:shadow="hidden"/>
    </style:style>
    <style:style style:name="gr4" style:family="graphic" style:parent-style-name="standard">
      <style:graphic-properties draw:stroke="none" draw:fill="none" draw:textarea-horizontal-align="center" draw:textarea-vertical-align="middle" draw:auto-grow-height="true" draw:auto-grow-width="true" fo:min-height="1.339cm" fo:min-width="0cm" fo:padding-top="0.128cm" fo:padding-bottom="0.128cm" fo:padding-left="0.256cm" fo:padding-right="0.256cm"/>
      <style:paragraph-properties style:writing-mode="lr-tb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2.473cm" fo:min-width="0cm" fo:padding-top="0.128cm" fo:padding-bottom="0.128cm" fo:padding-left="0.256cm" fo:padding-right="0.256cm" draw:shadow="hidden"/>
      <style:paragraph-properties style:writing-mode="lr-tb"/>
    </style:style>
    <style:style style:name="gr6" style:family="graphic" style:parent-style-name="standard">
      <style:graphic-properties fo:min-height="11.628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29cm" fo:min-width="0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fo:min-height="13.785cm"/>
      <style:paragraph-properties style:writing-mode="lr-tb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3.861cm" fo:min-width="0cm" fo:padding-top="0.128cm" fo:padding-bottom="0.128cm" fo:padding-left="0.256cm" fo:padding-right="0.256cm" draw:shadow="hidden"/>
      <style:paragraph-properties style:writing-mode="lr-tb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0.509cm" fo:min-width="0cm" fo:padding-top="0.128cm" fo:padding-bottom="0.128cm" fo:padding-left="0.256cm" fo:padding-right="0.256cm" draw:shadow="hidden"/>
      <style:paragraph-properties style:writing-mode="lr-tb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494cm" fo:min-width="0cm" fo:padding-top="0.128cm" fo:padding-bottom="0.128cm" fo:padding-left="0.256cm" fo:padding-right="0.256cm" draw:shadow="hidden"/>
      <style:paragraph-properties style:writing-mode="lr-tb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6.576cm" fo:min-width="0cm" fo:padding-top="0.128cm" fo:padding-bottom="0.128cm" fo:padding-left="0.256cm" fo:padding-right="0.256cm" draw:shadow="hidden"/>
      <style:paragraph-properties style:writing-mode="lr-tb"/>
    </style:style>
    <style:style style:name="gr13" style:family="graphic" style:parent-style-name="standard">
      <style:graphic-properties draw:stroke="none" draw:fill="none" fo:min-height="1.558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382cm" fo:min-width="0cm" fo:padding-top="0.128cm" fo:padding-bottom="0.128cm" fo:padding-left="0.256cm" fo:padding-right="0.256cm" draw:shadow="hidden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586cm" fo:min-width="0cm" fo:padding-top="0.128cm" fo:padding-bottom="0.128cm" fo:padding-left="0.256cm" fo:padding-right="0.256cm" draw:shadow="hidden"/>
      <style:paragraph-properties style:writing-mode="lr-tb"/>
    </style:style>
    <style:style style:name="pr1" style:family="presentation" style:parent-style-name="Default-notes">
      <style:graphic-properties draw:stroke="none" draw:fill="none" draw:fill-color="#ffffff" draw:auto-grow-height="true" fo:min-height="12.017cm" draw:shadow="hidden"/>
      <style:paragraph-properties style:writing-mode="lr-tb"/>
    </style:style>
    <style:style style:name="P1" style:family="paragraph">
      <loext:graphic-properties draw:fill="solid" draw:fill-color="#b2b2b2"/>
      <style:paragraph-properties fo:text-align="center"/>
    </style:style>
    <style:style style:name="P2" style:family="paragraph">
      <style:paragraph-properties fo:margin-left="0cm" fo:margin-right="0cm" fo:margin-top="0.445cm" fo:margin-bottom="0cm" fo:line-height="103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margin-top="0.445cm" fo:margin-bottom="0cm" fo:line-height="103%" fo:text-align="center" fo:text-indent="0cm" style:writing-mode="lr-tb"/>
      <style:text-properties fo:font-size="18pt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margin-left="0cm" fo:margin-right="0cm" fo:line-height="103%" fo:text-indent="0cm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fo:margin-left="0cm" fo:margin-right="0cm" fo:line-height="96%" fo:text-indent="0cm"/>
    </style:style>
    <style:style style:name="P8" style:family="paragraph">
      <loext:graphic-properties draw:fill="none" draw:fill-color="#ffffff"/>
      <style:paragraph-properties fo:margin-left="0cm" fo:margin-right="0cm" fo:line-height="96%" fo:text-indent="0cm" style:writing-mode="lr-tb"/>
      <style:text-properties fo:font-size="18pt"/>
    </style:style>
    <style:style style:name="P9" style:family="paragraph">
      <style:paragraph-properties fo:margin-left="0.313cm" fo:margin-right="0cm" fo:line-height="103%" fo:text-indent="-0.313cm"/>
    </style:style>
    <style:style style:name="P10" style:family="paragraph">
      <style:paragraph-properties fo:margin-left="0.7cm" fo:margin-right="0cm" fo:line-height="103%" fo:text-indent="-0.7cm"/>
    </style:style>
    <style:style style:name="P11" style:family="paragraph">
      <style:paragraph-properties fo:margin-left="0.7cm" fo:margin-right="0cm" fo:line-height="103%" fo:text-indent="-0.7cm">
        <style:tab-stops>
          <style:tab-stop style:position="-0.103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2" style:family="paragraph">
      <style:paragraph-properties fo:margin-left="0.313cm" fo:margin-right="0cm" fo:line-height="100%" fo:text-indent="-0.313cm"/>
    </style:style>
    <style:style style:name="P13" style:family="paragraph">
      <style:paragraph-properties fo:margin-left="0.7cm" fo:margin-right="0cm" fo:line-height="100%" fo:text-indent="-0.55cm"/>
    </style:style>
    <style:style style:name="P14" style:family="paragraph">
      <style:paragraph-properties fo:margin-left="0.313cm" fo:margin-right="0cm" fo:margin-top="0cm" fo:margin-bottom="0.1cm" fo:line-height="100%" fo:text-align="start" fo:text-indent="-0.313cm" style:text-autospace="ideograph-alpha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hyphenate="false"/>
    </style:style>
    <style:style style:name="P15" style:family="paragraph">
      <style:paragraph-properties fo:margin-left="0.313cm" fo:margin-right="0cm" fo:line-height="103%" fo:text-indent="-0.313cm" style:writing-mode="lr-tb"/>
      <style:text-properties fo:font-size="18pt"/>
    </style:style>
    <style:style style:name="P16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P17" style:family="paragraph">
      <style:paragraph-properties fo:margin-left="0.313cm" fo:margin-right="0cm" fo:line-height="103%" fo:text-indent="-0.313cm" style:writing-mode="lr-tb"/>
      <style:text-properties fo:font-size="20pt" style:font-size-asian="18pt" style:font-size-complex="18pt"/>
    </style:style>
    <style:style style:name="P18" style:family="paragraph">
      <loext:graphic-properties draw:fill="none" draw:fill-color="#ffffff"/>
      <style:paragraph-properties fo:margin-left="0cm" fo:margin-right="0cm" fo:text-indent="0cm" style:writing-mode="lr-tb"/>
      <style:text-properties fo:font-size="12pt"/>
    </style:style>
    <style:style style:name="P19" style:family="paragraph">
      <style:paragraph-properties fo:margin-left="0.313cm" fo:margin-right="0cm" fo:line-height="99%" fo:text-indent="-0.313cm"/>
    </style:style>
    <style:style style:name="P20" style:family="paragraph">
      <loext:graphic-properties draw:fill="none" draw:fill-color="#ffffff"/>
      <style:paragraph-properties fo:margin-left="0.313cm" fo:margin-right="0cm" fo:line-height="103%" fo:text-indent="-0.313cm" style:writing-mode="lr-tb"/>
      <style:text-properties fo:font-size="20pt" style:font-size-asian="18pt" style:font-size-complex="18pt"/>
    </style:style>
    <style:style style:name="P21" style:family="paragraph">
      <loext:graphic-properties draw:fill="none" draw:fill-color="#ffffff"/>
      <style:paragraph-properties fo:margin-left="0.313cm" fo:margin-right="0cm" fo:line-height="103%" fo:text-indent="-0.313cm" style:writing-mode="lr-tb"/>
      <style:text-properties fo:font-size="12pt" style:font-size-asian="12pt" style:font-size-complex="12pt"/>
    </style:style>
    <style:style style:name="P22" style:family="paragraph">
      <loext:graphic-properties draw:fill="none" draw:fill-color="#ffffff"/>
      <style:paragraph-properties fo:margin-left="0cm" fo:margin-right="0cm" fo:margin-top="0.445cm" fo:margin-bottom="0cm" fo:line-height="103%" fo:text-align="center" fo:text-indent="0cm" style:writing-mode="lr-tb"/>
      <style:text-properties fo:font-size="18pt" style:font-size-asian="18pt" style:font-size-complex="18pt"/>
    </style:style>
    <style:style style:name="P23" style:family="paragraph">
      <style:paragraph-properties fo:margin-left="0.313cm" fo:margin-right="0cm" fo:margin-top="0cm" fo:margin-bottom="0.1cm" fo:line-height="103%" fo:text-align="start" fo:text-indent="-0.313cm" style:text-autospace="ideograph-alpha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hyphenate="false"/>
    </style:style>
    <style:style style:name="P24" style:family="paragraph">
      <style:paragraph-properties fo:margin-left="0cm" fo:margin-right="0cm" fo:line-height="91%" fo:text-indent="0cm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321cm"/>
          <style:tab-stop style:position="27.591cm"/>
          <style:tab-stop style:position="28.861cm"/>
          <style:tab-stop style:position="28.87cm"/>
          <style:tab-stop style:position="29.62cm"/>
          <style:tab-stop style:position="29.628cm"/>
          <style:tab-stop style:position="29.637cm"/>
        </style:tab-stops>
      </style:paragraph-properties>
    </style:style>
    <style:style style:name="P25" style:family="paragraph">
      <loext:graphic-properties draw:fill="none" draw:fill-color="#ffffff"/>
      <style:paragraph-properties fo:margin-left="0cm" fo:margin-right="0cm" fo:line-height="91%" fo:text-indent="0cm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321cm"/>
          <style:tab-stop style:position="27.591cm"/>
          <style:tab-stop style:position="28.861cm"/>
          <style:tab-stop style:position="28.87cm"/>
          <style:tab-stop style:position="29.62cm"/>
          <style:tab-stop style:position="29.628cm"/>
          <style:tab-stop style:position="29.637cm"/>
        </style:tab-stops>
      </style:paragraph-properties>
      <style:text-properties fo:font-size="20pt" style:font-size-asian="18pt" style:font-size-complex="18pt"/>
    </style:style>
    <style:style style:name="P26" style:family="paragraph">
      <loext:graphic-properties draw:fill="none"/>
    </style:style>
    <style:style style:name="P27" style:family="paragraph">
      <style:paragraph-properties fo:margin-left="1.24cm" fo:margin-right="0cm" fo:line-height="99%" fo:text-indent="-0.3cm"/>
    </style:style>
    <style:style style:name="P28" style:family="paragraph">
      <style:paragraph-properties fo:margin-left="0.313cm" fo:margin-right="0cm" fo:line-height="101%" fo:text-indent="-0.313cm"/>
    </style:style>
    <style:style style:name="P29" style:family="paragraph">
      <style:paragraph-properties fo:margin-left="1.24cm" fo:margin-right="0cm" fo:line-height="101%" fo:text-indent="-0.3cm"/>
    </style:style>
    <style:style style:name="P30" style:family="paragraph">
      <style:paragraph-properties fo:margin-left="0.313cm" fo:margin-right="0cm" fo:line-height="102%" fo:text-indent="-0.313cm"/>
    </style:style>
    <style:style style:name="P31" style:family="paragraph">
      <style:paragraph-properties fo:margin-left="1.24cm" fo:margin-right="0cm" fo:line-height="103%" fo:text-indent="-0.3cm"/>
    </style:style>
    <style:style style:name="P32" style:family="paragraph">
      <style:paragraph-properties fo:margin-left="0cm" fo:margin-right="0cm" fo:line-height="101%" fo:text-indent="0cm"/>
    </style:style>
    <style:style style:name="P33" style:family="paragraph">
      <loext:graphic-properties draw:fill="none" draw:fill-color="#ffffff"/>
      <style:paragraph-properties fo:margin-left="1.24cm" fo:margin-right="0cm" fo:line-height="103%" fo:text-indent="-0.3cm" style:writing-mode="lr-tb"/>
      <style:text-properties fo:font-size="20pt" style:font-size-asian="18pt" style:font-size-complex="18pt"/>
    </style:style>
    <style:style style:name="T1" style:family="text">
      <style:text-properties fo:color="#292929" loext:opacity="100%" style:font-name="Helvetica3" fo:font-size="18pt" fo:language="en" fo:country="GB" style:font-name-asian="Gothic1" style:font-name-complex="Gothic1"/>
    </style:style>
    <style:style style:name="T2" style:family="text">
      <style:text-properties fo:color="#000000" loext:opacity="100%" style:font-name="Helvetica3" fo:font-size="32pt" fo:language="en" fo:country="GB" style:font-name-asian="Gothic1" style:font-size-asian="32pt" style:font-name-complex="Gothic1" style:font-size-complex="32pt"/>
    </style:style>
    <style:style style:name="T3" style:family="text">
      <style:text-properties style:font-name="Trebuchet MS" fo:font-size="18pt" fo:language="en" fo:country="GB" fo:font-weight="bold" style:font-name-asian="Gothic1" style:font-size-asian="18pt" style:font-name-complex="Gothic1" style:font-size-complex="18pt"/>
    </style:style>
    <style:style style:name="T4" style:family="text">
      <style:text-properties fo:color="#000000" loext:opacity="100%" style:font-name="Helvetica3" fo:font-size="20pt" fo:language="en" fo:country="GB" style:font-name-asian="Gothic1" style:font-size-asian="18pt" style:font-name-complex="Gothic1" style:font-size-complex="18pt"/>
    </style:style>
    <style:style style:name="T5" style:family="text">
      <style:text-properties fo:color="#000000" loext:opacity="100%" style:font-name="Helvetica3" fo:font-size="18pt" fo:language="en" fo:country="GB" style:font-name-asian="Gothic1" style:font-size-asian="18pt" style:font-name-complex="Gothic1" style:font-size-complex="18pt"/>
    </style:style>
    <style:style style:name="T6" style:family="text">
      <style:text-properties fo:color="#000000" loext:opacity="100%" style:font-name="Helvetica3" fo:font-size="14pt" fo:language="en" fo:country="GB" style:font-name-asian="Gothic1" style:font-size-asian="14pt" style:font-name-complex="Gothic1" style:font-size-complex="14pt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3" fo:font-size="2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1" style:font-size-asian="18pt" style:language-asian="zxx" style:country-asian="none" style:font-style-asian="normal" style:font-weight-asian="normal" style:font-name-complex="Gothic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fo:color="#666666" loext:opacity="100%" style:text-line-through-style="none" style:text-line-through-type="none" style:text-position="0% 100%" style:font-name="Tahoma" fo:font-size="14pt" fo:letter-spacing="normal" fo:language="en" fo:country="GB" fo:font-style="normal" style:text-underline-style="none" fo:font-weight="normal" style:font-name-asian="MS PGothic1" style:font-size-asian="24pt" style:font-style-asian="normal" style:font-weight-asian="normal" style:font-name-complex="Gothic1" style:font-size-complex="24pt" style:font-style-complex="normal" style:font-weight-complex="normal"/>
    </style:style>
    <style:style style:name="T9" style:family="text">
      <style:text-properties style:font-name="Helvetica3" fo:font-size="14pt" fo:language="en" fo:country="GB" style:font-name-asian="Gothic1" style:font-size-asian="14pt" style:font-name-complex="Gothic1" style:font-size-complex="14pt"/>
    </style:style>
    <style:style style:name="T10" style:family="text">
      <style:text-properties style:font-name="Helvetica3" fo:font-size="20pt" fo:language="en" fo:country="GB" style:font-name-asian="Gothic1" style:font-size-asian="18pt" style:font-name-complex="Gothic1" style:font-size-complex="18pt"/>
    </style:style>
    <style:style style:name="T11" style:family="text">
      <style:text-properties fo:color="#000000" loext:opacity="100%" style:font-name="Courier2" fo:font-size="20pt" fo:language="en" fo:country="GB" style:font-name-asian="Gothic1" style:font-size-asian="18pt" style:font-name-complex="Gothic1" style:font-size-complex="18pt"/>
    </style:style>
    <style:style style:name="T12" style:family="text">
      <style:text-properties style:font-name="Courier2" fo:font-size="20pt" fo:language="en" fo:country="GB" style:font-name-asian="Gothic1" style:font-size-asian="18pt" style:font-name-complex="Gothic1" style:font-size-complex="18pt"/>
    </style:style>
    <style:style style:name="T13" style:family="text">
      <style:text-properties fo:color="#000000" loext:opacity="100%" style:font-name="Helvetica3" fo:font-size="20pt" fo:language="en" fo:country="GB" fo:font-style="italic" style:font-name-asian="Gothic1" style:font-size-asian="18pt" style:font-name-complex="Gothic1" style:font-size-complex="18pt"/>
    </style:style>
    <style:style style:name="T14" style:family="text">
      <style:text-properties fo:color="#000000" loext:opacity="100%" fo:font-size="12pt" fo:language="en" fo:country="GB" style:font-name-asian="Gothic1" style:font-size-asian="12pt" style:font-name-complex="Gothic1" style:font-size-complex="12pt"/>
    </style:style>
    <style:style style:name="T15" style:family="text">
      <style:text-properties fo:color="#292929" loext:opacity="100%" style:font-name="Helvetica3" fo:font-size="18pt" fo:language="en" fo:country="GB" style:font-name-asian="Gothic1" style:font-size-asian="18pt" style:font-name-complex="Gothic1" style:font-size-complex="18pt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5" fo:font-size="2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1" style:font-size-asian="18pt" style:language-asian="zxx" style:country-asian="none" style:font-style-asian="normal" style:font-weight-asian="normal" style:font-name-complex="Gothic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2" fo:font-size="2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1" style:font-size-asian="18pt" style:language-asian="zxx" style:country-asian="none" style:font-style-asian="normal" style:font-weight-asian="normal" style:font-name-complex="Gothic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2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1" style:font-size-asian="18pt" style:language-asian="zxx" style:country-asian="none" style:font-style-asian="normal" style:font-weight-asian="normal" style:font-name-complex="Gothic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5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1" style:font-size-asian="18pt" style:language-asian="zxx" style:country-asian="none" style:font-style-asian="normal" style:font-weight-asian="normal" style:font-name-complex="Gothic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5" fo:font-size="18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false" style:font-name-asian="Gothic1" style:font-size-asian="18pt" style:language-asian="zxx" style:country-asian="none" style:font-style-asian="normal" style:font-weight-asian="normal" style:font-name-complex="Gothic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color="#000000" loext:opacity="100%" style:font-name="Helvetica3" fo:font-size="20pt" fo:language="en" fo:country="GB" fo:font-weight="bold" style:font-name-asian="Gothic1" style:font-size-asian="18pt" style:font-weight-asian="bold" style:font-name-complex="Gothic1" style:font-size-complex="18pt" style:font-weight-complex="bold"/>
    </style:style>
    <style:style style:name="T22" style:family="text">
      <style:text-properties fo:color="#000000" loext:opacity="100%" style:font-name="Helvetica3" fo:font-size="20pt" fo:language="en" fo:country="GB" fo:font-weight="bold" style:font-name-asian="Gothic1" style:font-size-asian="18pt" style:font-name-complex="Gothic1" style:font-size-complex="18pt"/>
    </style:style>
    <style:style style:name="T23" style:family="text">
      <style:text-properties fo:color="#000000" loext:opacity="100%" style:font-name="Courier1" fo:font-size="20pt" fo:language="en" fo:country="GB" style:font-name-asian="Gothic1" style:font-size-asian="18pt" style:font-name-complex="Gothic1" style:font-size-complex="18pt"/>
    </style:style>
    <style:style style:name="T24" style:family="text">
      <style:text-properties fo:color="#000000" loext:opacity="100%" style:font-name="Courier2" fo:font-size="20pt" fo:language="en" fo:country="GB" fo:font-weight="bold" style:font-name-asian="Gothic1" style:font-size-asian="18pt" style:font-weight-asian="bold" style:font-name-complex="Gothic1" style:font-size-complex="18pt" style:font-weight-complex="bold"/>
    </style:style>
    <style:style style:name="T25" style:family="text">
      <style:text-properties fo:color="#000000" loext:opacity="100%" style:font-name="Helvetica3" fo:font-size="20pt" fo:language="en" fo:country="GB" fo:font-style="italic" fo:font-weight="bold" style:font-name-asian="Gothic1" style:font-size-asian="18pt" style:font-style-asian="italic" style:font-name-complex="Gothic1" style:font-size-complex="18pt" style:font-style-complex="italic"/>
    </style:style>
    <text:list-style style:name="L1">
      <text:list-level-style-bullet text:level="1" text:bullet-char="•">
        <style:list-level-properties text:min-label-width="0.4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 text:min-label-width="0.4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13.274cm" svg:height="1.588cm" svg:x="8.679cm" svg:y="1.47cm" draw:corner-radius="0.004cm">
            <text:p/>
          </draw:rect>
          <draw:g>
            <draw:rect draw:style-name="gr3" draw:text-style-name="P4" draw:layer="layout" svg:width="13.292cm" svg:height="1.588cm" svg:x="8.67cm" svg:y="1.47cm" draw:corner-radius="0.004cm">
              <text:p/>
            </draw:rect>
            <draw:rect draw:style-name="gr4" draw:text-style-name="P6" draw:layer="layout" svg:width="13.29cm" svg:height="1.586cm" svg:x="8.671cm" svg:y="1.471cm">
              <text:p text:style-name="P5"><text:span text:style-name="T2">Literatur</text:span></text:p>
            </draw:rect>
          </draw:g>
        </draw:g>
        <draw:frame draw:style-name="gr5" draw:text-style-name="P8" draw:layer="layout" svg:width="23.026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6" draw:text-style-name="P15" draw:layer="layout" svg:width="22.332cm" svg:height="11.884cm" svg:x="5.386cm" svg:y="4.166cm">
          <draw:text-box>
            <text:list text:style-name="L1">
              <text:list-item>
                <text:p text:style-name="P9"><text:span text:style-name="T4">von Studenten empfohlen</text:span></text:p>
                <text:list>
                  <text:list-item>
                    <text:p text:style-name="P10"><text:span text:style-name="T4"><text:s/></text:span><text:span text:style-name="T4">Helmut Erlenkötter: C Programmieren von Anfang an</text:span></text:p>
                  </text:list-item>
                  <text:list-item>
                    <text:p text:style-name="P11"><text:span text:style-name="T4"><text:s/>“</text:span><text:span text:style-name="T4">ANSI C for Programmers on UNIX Systems”,</text:span><text:span text:style-name="T5"><text:line-break/></text:span><text:span text:style-name="T6">http://www-h.eng.cam.ac.uk/help/tpl/languages/C/teaching_C/</text:span></text:p>
                  </text:list-item>
                </text:list>
              </text:list-item>
            </text:list>
            <text:p text:style-name="P12"/>
            <text:list text:continue-numbering="true" text:style-name="L1">
              <text:list-item>
                <text:p text:style-name="P12"><text:span text:style-name="T4">Standardwerk:</text:span></text:p>
                <text:list>
                  <text:list-item>
                    <text:p text:style-name="P13"><text:span text:style-name="T4"><text:s/></text:span><text:span text:style-name="T4">W. Kernighan, Dennis M. Ritchie: The C Programming Language</text:span></text:p>
                  </text:list-item>
                  <text:list-item>
                    <text:p text:style-name="P13"><text:span text:style-name="T4"><text:s/></text:span><text:span text:style-name="T4">auf Deutsch: Programmieren in C</text:span></text:p>
                  </text:list-item>
                </text:list>
              </text:list-item>
            </text:list>
            <text:p text:style-name="P12"><text:span text:style-name="T5"/></text:p>
            <text:list text:continue-numbering="true" text:style-name="L1">
              <text:list-item>
                <text:p text:style-name="P14"><text:span text:style-name="T7">C Crashkurs: </text:span><text:span text:style-name="T8">optionaler Stoff: optional/05-1_C.pdf</text:span></text:p>
                <text:p text:style-name="P14"><text:span text:style-name="T4"/></text:p>
              </text:list-item>
            </text:list>
            <text:p text:style-name="P12"><text:span text:style-name="T4">Das Buch “Grundlagen der Informatik” hat auch einen C Abschnitt.</text:span></text:p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9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"/>
          <draw:frame presentation:style-name="pr1" draw:text-style-name="P16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13.274cm" svg:height="1.588cm" svg:x="8.679cm" svg:y="1.47cm" draw:corner-radius="0.004cm">
            <text:p/>
          </draw:rect>
          <draw:g>
            <draw:rect draw:style-name="gr3" draw:text-style-name="P4" draw:layer="layout" svg:width="13.292cm" svg:height="1.588cm" svg:x="8.67cm" svg:y="1.47cm" draw:corner-radius="0.004cm">
              <text:p/>
            </draw:rect>
            <draw:rect draw:style-name="gr4" draw:text-style-name="P6" draw:layer="layout" svg:width="13.29cm" svg:height="1.586cm" svg:x="8.671cm" svg:y="1.471cm">
              <text:p text:style-name="P5"><text:span text:style-name="T2">Handling von Variablen</text:span></text:p>
            </draw:rect>
          </draw:g>
        </draw:g>
        <draw:frame draw:style-name="gr5" draw:text-style-name="P8" draw:layer="layout" svg:width="23.026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8" draw:text-style-name="P17" draw:layer="layout" svg:width="22.332cm" svg:height="14.041cm" svg:x="5.386cm" svg:y="4.166cm">
          <draw:text-box>
            <text:list text:style-name="L1">
              <text:list-item>
                <text:p text:style-name="P9"><text:span text:style-name="T4">Prozess- / Speichermodell:</text:span><text:span text:style-name="T4"><text:line-break/></text:span><text:span text:style-name="T4">- Globale Variablen</text:span><text:span text:style-name="T4"><text:line-break/></text:span><text:span text:style-name="T4">- Heap</text:span><text:span text:style-name="T4"><text:line-break/></text:span><text:span text:style-name="T4">- Stack</text:span></text:p>
              </text:list-item>
            </text:list>
            <text:p text:style-name="P12"><text:span text:style-name="T10"/></text:p>
            <text:list text:continue-numbering="true" text:style-name="L1">
              <text:list-item>
                <text:p text:style-name="P12"><text:span text:style-name="T4">Stackmodell</text:span></text:p>
              </text:list-item>
            </text:list>
            <text:p text:style-name="P12"><text:span text:style-name="T10"/></text:p>
            <text:list text:continue-numbering="true" text:style-name="L1">
              <text:list-item>
                <text:p text:style-name="P12"><text:span text:style-name="T4">Parameterübergabe</text:span></text:p>
              </text:list-item>
            </text:list>
            <text:p text:style-name="P12"><text:span text:style-name="T10"/></text:p>
            <text:list text:continue-numbering="true" text:style-name="L1">
              <text:list-item>
                <text:p text:style-name="P12"><text:span text:style-name="T4">Rückgabewert auf Stack</text:span></text:p>
              </text:list-item>
            </text:list>
            <text:p text:style-name="P12"><text:span text:style-name="T4"/></text:p>
            <text:list text:continue-numbering="true" text:style-name="L1">
              <text:list-item>
                <text:p text:style-name="P12"><text:span text:style-name="T4">Rücksprungadresse auch auf Stack!</text:span></text:p>
              </text:list-item>
            </text:list>
            <text:p text:style-name="P12"><text:span text:style-name="T10"/></text:p>
            <text:list text:continue-numbering="true" text:style-name="L1">
              <text:list-item>
                <text:p text:style-name="P12"><text:span text:style-name="T4">"Runtime" Parameterhandling von C Implementiert!</text:span></text:p>
              </text:list-item>
            </text:list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9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2"/>
          <draw:frame presentation:style-name="pr1" draw:text-style-name="P18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.944cm" svg:height="18.947cm" svg:x="0.994cm" svg:y="0.995cm" draw:corner-radius="0.004cm">
          <text:p/>
        </draw:rect>
        <draw:frame draw:style-name="gr2" draw:text-style-name="P3" draw:layer="layout" svg:width="18.948cm" svg:height="1.425cm" draw:transform="rotate (1.5707963267949) translate (1.859cm 19.967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13.274cm" svg:height="1.588cm" svg:x="8.673cm" svg:y="1.464cm" draw:corner-radius="0.004cm">
            <text:p/>
          </draw:rect>
          <draw:g>
            <draw:rect draw:style-name="gr3" draw:text-style-name="P4" draw:layer="layout" svg:width="13.292cm" svg:height="1.588cm" svg:x="8.664cm" svg:y="1.464cm" draw:corner-radius="0.004cm">
              <text:p/>
            </draw:rect>
            <draw:rect draw:style-name="gr4" draw:text-style-name="P6" draw:layer="layout" svg:width="13.29cm" svg:height="1.586cm" svg:x="8.665cm" svg:y="1.465cm">
              <text:p text:style-name="P5"><text:span text:style-name="T2">Einfache Deklarationen</text:span></text:p>
            </draw:rect>
          </draw:g>
        </draw:g>
        <draw:frame draw:style-name="gr5" draw:text-style-name="P8" draw:layer="layout" svg:width="23.026cm" svg:height="2.729cm" svg:x="4.917cm" svg:y="3.738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9" draw:text-style-name="P20" draw:layer="layout" svg:width="22.332cm" svg:height="14.117cm" svg:x="5.38cm" svg:y="4.16cm">
          <draw:text-box>
            <text:list text:style-name="L1">
              <text:list-item>
                <text:p text:style-name="P9"><text:span text:style-name="T4">Einfache Typen:</text:span><text:span text:style-name="T4"><text:line-break/></text:span><text:span text:style-name="T4"><text:line-break/></text:span><text:span text:style-name="T11">int, char, long, ...</text:span></text:p>
              </text:list-item>
            </text:list>
            <text:p text:style-name="P19"><text:span text:style-name="T12"/></text:p>
            <text:list text:continue-numbering="true" text:style-name="L1">
              <text:list-item>
                <text:p text:style-name="P12"><text:span text:style-name="T4">Deklaration:</text:span><text:span text:style-name="T4"><text:line-break/></text:span><text:span text:style-name="T4"><text:line-break/></text:span><text:span text:style-name="T12">int zahl;</text:span><text:span text:style-name="T12"><text:line-break/></text:span><text:span text:style-name="T12">char buchstabe;</text:span></text:p>
              </text:list-item>
            </text:list>
            <text:p text:style-name="P12"><text:span text:style-name="T10"/></text:p>
            <text:list text:continue-numbering="true" text:style-name="L1">
              <text:list-item>
                <text:p text:style-name="P12"><text:span text:style-name="T4">Funktionsdefinition:</text:span><text:span text:style-name="T4"><text:line-break/></text:span><text:span text:style-name="T11"><text:line-break/></text:span><text:span text:style-name="T11">int</text:span><text:span text:style-name="T12"> f(int z) { return z + z; }</text:span></text:p>
              </text:list-item>
            </text:list>
            <text:p text:style-name="P19"><text:span text:style-name="T12"/></text:p>
            <text:list text:continue-numbering="true" text:style-name="L1">
              <text:list-item>
                <text:p text:style-name="P12"><text:span text:style-name="T4">Parameterübergabe </text:span><text:span text:style-name="T13">immer</text:span><text:span text:style-name="T4"> “by value” auf dem Stack:</text:span><text:span text:style-name="T4"><text:line-break/></text:span><text:span text:style-name="T11"><text:line-break/></text:span><text:span text:style-name="T12">f(zahl);</text:span></text:p>
              </text:list-item>
            </text:list>
          </draw:text-box>
        </draw:frame>
        <draw:g>
          <draw:rect draw:style-name="gr3" draw:text-style-name="P4" draw:layer="layout" svg:width="0.976cm" svg:height="0.629cm" svg:x="26.972cm" svg:y="19.136cm" draw:corner-radius="0.004cm">
            <text:p/>
          </draw:rect>
          <draw:g>
            <draw:rect draw:style-name="gr3" draw:text-style-name="P4" draw:layer="layout" svg:width="0.971cm" svg:height="0.624cm" svg:x="26.977cm" svg:y="19.141cm" draw:corner-radius="0.004cm">
              <text:p/>
            </draw:rect>
            <draw:rect draw:style-name="gr7" draw:text-style-name="P6" draw:layer="layout" svg:width="0.968cm" svg:height="0.622cm" svg:x="26.979cm" svg:y="19.142cm">
              <text:p text:style-name="P5"><text:span text:style-name="T9"><text:page-number>&lt;number&gt;</text:page-number></text:span></text:p>
            </draw:rect>
          </draw:g>
        </draw:g>
        <draw:frame draw:style-name="gr10" draw:text-style-name="P21" draw:layer="layout" svg:width="12.301cm" svg:height="0.765cm" svg:x="5.35cm" svg:y="18.715cm">
          <draw:text-box>
            <text:list text:style-name="L1">
              <text:list-header>
                <text:p text:style-name="P9"><text:span text:style-name="T14">siehe https://en.wikipedia.org/wiki/C_data_types</text:span></text:p>
              </text:list-header>
            </text:list>
          </draw:text-box>
        </draw:frame>
        <presentation:notes draw:style-name="dp3">
          <draw:page-thumbnail draw:layer="layout" svg:width="0.004cm" svg:height="0.004cm" svg:x="0cm" svg:y="0.9cm" draw:page-number="3"/>
          <draw:frame presentation:style-name="pr1" draw:text-style-name="P18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.944cm" svg:height="18.947cm" svg:x="0.994cm" svg:y="0.995cm" draw:corner-radius="0.004cm">
          <text:p/>
        </draw:rect>
        <draw:frame draw:style-name="gr2" draw:text-style-name="P22" draw:layer="layout" svg:width="18.948cm" svg:height="1.425cm" draw:transform="rotate (1.5707963267949) translate (1.859cm 19.967cm)">
          <draw:text-box>
            <text:p text:style-name="P2"><text:span text:style-name="T15">MAS: Betriebssysteme - C Crashkurs</text:span></text:p>
          </draw:text-box>
        </draw:frame>
        <draw:g>
          <draw:rect draw:style-name="gr3" draw:text-style-name="P4" draw:layer="layout" svg:width="4.444cm" svg:height="1.588cm" svg:x="13.083cm" svg:y="1.464cm" draw:corner-radius="0.004cm">
            <text:p/>
          </draw:rect>
          <draw:g>
            <draw:rect draw:style-name="gr3" draw:text-style-name="P4" draw:layer="layout" svg:width="4.453cm" svg:height="1.588cm" svg:x="13.079cm" svg:y="1.464cm" draw:corner-radius="0.004cm">
              <text:p/>
            </draw:rect>
            <draw:rect draw:style-name="gr4" draw:text-style-name="P6" draw:layer="layout" svg:width="4.451cm" svg:height="1.586cm" svg:x="13.08cm" svg:y="1.465cm">
              <text:p text:style-name="P5"><text:span text:style-name="T2">Pointer</text:span></text:p>
            </draw:rect>
          </draw:g>
        </draw:g>
        <draw:frame draw:style-name="gr5" draw:text-style-name="P8" draw:layer="layout" svg:width="23.026cm" svg:height="2.729cm" svg:x="4.917cm" svg:y="3.738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1" draw:text-style-name="P20" draw:layer="layout" svg:width="22.332cm" svg:height="15.75cm" svg:x="5.38cm" svg:y="4.16cm">
          <draw:text-box>
            <text:list text:style-name="L2">
              <text:list-item>
                <text:p text:style-name="P23"><text:span text:style-name="T16">warum Pointer?</text:span></text:p>
                <text:list>
                  <text:list-item>
                    <text:p text:style-name="P23"><text:span text:style-name="T16"><text:s/></text:span><text:span text:style-name="T16">wir haben: Maschinensprache – wie implementieren wir ein Array? → Basis Pointer plus Index/Offset</text:span></text:p>
                  </text:list-item>
                </text:list>
                <text:p text:style-name="P23"><text:span text:style-name="T16"/></text:p>
              </text:list-item>
              <text:list-item>
                <text:p text:style-name="P23"><text:span text:style-name="T17"><text:line-break/></text:span><text:span text:style-name="T17">int <text:s text:c="2"/>zahl;</text:span><text:span text:style-name="T17"><text:line-break/></text:span><text:span text:style-name="T17">int* <text:s/>zahl_p; <text:s text:c="11"/>/* Pointer auf Integer*/</text:span><text:span text:style-name="T17"><text:line-break/></text:span><text:span text:style-name="T17">char* buchstaben_p; <text:s text:c="5"/>/* oft ein Pointer auf</text:span><text:span text:style-name="T17"><text:line-break/></text:span><text:span text:style-name="T17"> <text:s text:c="27"/>einen String! */</text:span><text:span text:style-name="T17"><text:line-break/></text:span><text:span text:style-name="T17">void f(int* z_p) { ... };/* Funktion */</text:span></text:p>
              </text:list-item>
            </text:list>
          </draw:text-box>
        </draw:frame>
        <draw:g>
          <draw:rect draw:style-name="gr3" draw:text-style-name="P4" draw:layer="layout" svg:width="0.976cm" svg:height="0.629cm" svg:x="26.972cm" svg:y="19.136cm" draw:corner-radius="0.004cm">
            <text:p/>
          </draw:rect>
          <draw:g>
            <draw:rect draw:style-name="gr3" draw:text-style-name="P4" draw:layer="layout" svg:width="0.971cm" svg:height="0.624cm" svg:x="26.977cm" svg:y="19.141cm" draw:corner-radius="0.004cm">
              <text:p/>
            </draw:rect>
            <draw:rect draw:style-name="gr7" draw:text-style-name="P6" draw:layer="layout" svg:width="0.968cm" svg:height="0.622cm" svg:x="26.979cm" svg:y="19.142cm">
              <text:p text:style-name="P5"><text:span text:style-name="T9"><text:page-number>&lt;number&gt;</text:page-number></text:span></text:p>
            </draw:rect>
          </draw:g>
        </draw:g>
        <presentation:notes draw:style-name="dp3">
          <draw:page-thumbnail draw:layer="layout" svg:width="0.004cm" svg:height="0.004cm" svg:x="0cm" svg:y="0.9cm" draw:page-number="4"/>
          <draw:frame presentation:style-name="pr1" draw:text-style-name="P18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.944cm" svg:height="18.947cm" svg:x="0.994cm" svg:y="0.995cm" draw:corner-radius="0.004cm">
          <text:p/>
        </draw:rect>
        <draw:frame draw:style-name="gr2" draw:text-style-name="P22" draw:layer="layout" svg:width="18.948cm" svg:height="1.425cm" draw:transform="rotate (1.5707963267949) translate (1.859cm 19.967cm)">
          <draw:text-box>
            <text:p text:style-name="P2"><text:span text:style-name="T15">MAS: Betriebssysteme - C Crashkurs</text:span></text:p>
          </draw:text-box>
        </draw:frame>
        <draw:g>
          <draw:rect draw:style-name="gr3" draw:text-style-name="P4" draw:layer="layout" svg:width="4.444cm" svg:height="1.588cm" svg:x="13.083cm" svg:y="1.464cm" draw:corner-radius="0.004cm">
            <text:p/>
          </draw:rect>
          <draw:g>
            <draw:rect draw:style-name="gr3" draw:text-style-name="P4" draw:layer="layout" svg:width="4.453cm" svg:height="1.588cm" svg:x="13.079cm" svg:y="1.464cm" draw:corner-radius="0.004cm">
              <text:p/>
            </draw:rect>
            <draw:rect draw:style-name="gr4" draw:text-style-name="P6" draw:layer="layout" svg:width="4.451cm" svg:height="1.586cm" svg:x="13.08cm" svg:y="1.465cm">
              <text:p text:style-name="P5"><text:span text:style-name="T2">Pointer</text:span></text:p>
            </draw:rect>
          </draw:g>
        </draw:g>
        <draw:frame draw:style-name="gr5" draw:text-style-name="P8" draw:layer="layout" svg:width="23.026cm" svg:height="2.729cm" svg:x="4.917cm" svg:y="3.738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1" draw:text-style-name="P20" draw:layer="layout" svg:width="22.332cm" svg:height="15.75cm" svg:x="5.38cm" svg:y="4.16cm">
          <draw:text-box>
            <text:list text:style-name="L2">
              <text:list-item>
                <text:p text:style-name="P23"><text:span text:style-name="T16">Referenzieren</text:span><text:span text:style-name="T17"><text:line-break/></text:span><text:span text:style-name="T18"><text:line-break/></text:span><text:span text:style-name="T17">zahl_p = &amp;zahl;</text:span><text:span text:style-name="T17"><text:line-break/></text:span><text:span text:style-name="T18"><text:line-break/></text:span><text:span text:style-name="T18">&amp;</text:span><text:span text:style-name="T19"> -&gt; "Adresse"</text:span><text:span text:style-name="T19"><text:line-break/></text:span><text:span text:style-name="T18">zahl_p</text:span><text:span text:style-name="T19"> enthält nun die Adresse der Variable </text:span><text:span text:style-name="T18">zahl</text:span><text:span text:style-name="T19"> </text:span><text:span text:style-name="T20">zeigt</text:span><text:span text:style-name="T19"> (Pointer = Zeiger) also auf diese Variable</text:span><text:span text:style-name="T19"><text:line-break/></text:span><text:span text:style-name="T19"/></text:p>
              </text:list-item>
              <text:list-item>
                <text:p text:style-name="P23"><text:span text:style-name="T16">Dereferenzieren</text:span><text:span text:style-name="T16"><text:line-break/></text:span><text:span text:style-name="T18"><text:line-break/></text:span><text:span text:style-name="T17">zahl = *zahl_p;</text:span><text:span text:style-name="T17"><text:line-break/></text:span><text:span text:style-name="T18"><text:line-break/></text:span><text:span text:style-name="T19">dem Pointer </text:span><text:span text:style-name="T18">zahl_p</text:span><text:span text:style-name="T19"> folgen und den Inhalt von dort wo er hinzeigt in die Variable </text:span><text:span text:style-name="T18">zahl</text:span><text:span text:style-name="T19"> schreiben</text:span><text:span text:style-name="T18"><text:line-break/></text:span><text:span text:style-name="T18"/></text:p>
              </text:list-item>
            </text:list>
            <text:list text:style-name="L1">
              <text:list-item>
                <text:p text:style-name="P12"><text:span text:style-name="T4">Übergeben wird </text:span><text:span text:style-name="T13">immer</text:span><text:span text:style-name="T4"> Wert (d.h. hier wird </text:span><text:span text:style-name="T21">Adresse</text:span><text:span text:style-name="T4"> als </text:span><text:span text:style-name="T13">Wert </text:span><text:span text:style-name="T4">übergeben):</text:span><text:span text:style-name="T4"><text:line-break/></text:span><text:span text:style-name="T11"><text:line-break/></text:span><text:span text:style-name="T12">f(zahl_p);</text:span></text:p>
              </text:list-item>
            </text:list>
            <text:p text:style-name="P19"><text:span text:style-name="T12"/></text:p>
          </draw:text-box>
        </draw:frame>
        <draw:g>
          <draw:rect draw:style-name="gr3" draw:text-style-name="P4" draw:layer="layout" svg:width="0.976cm" svg:height="0.629cm" svg:x="26.972cm" svg:y="19.136cm" draw:corner-radius="0.004cm">
            <text:p/>
          </draw:rect>
          <draw:g>
            <draw:rect draw:style-name="gr3" draw:text-style-name="P4" draw:layer="layout" svg:width="0.971cm" svg:height="0.624cm" svg:x="26.977cm" svg:y="19.141cm" draw:corner-radius="0.004cm">
              <text:p/>
            </draw:rect>
            <draw:rect draw:style-name="gr7" draw:text-style-name="P6" draw:layer="layout" svg:width="0.968cm" svg:height="0.622cm" svg:x="26.979cm" svg:y="19.142cm">
              <text:p text:style-name="P5"><text:span text:style-name="T9"><text:page-number>&lt;number&gt;</text:page-number></text:span></text:p>
            </draw:rect>
          </draw:g>
        </draw:g>
        <presentation:notes draw:style-name="dp3">
          <draw:page-thumbnail draw:layer="layout" svg:width="0.004cm" svg:height="0.004cm" svg:x="0cm" svg:y="0.9cm" draw:page-number="5"/>
          <draw:frame presentation:style-name="pr1" draw:text-style-name="P18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.944cm" svg:height="18.947cm" svg:x="0.994cm" svg:y="0.995cm" draw:corner-radius="0.004cm">
          <text:p/>
        </draw:rect>
        <draw:frame draw:style-name="gr2" draw:text-style-name="P3" draw:layer="layout" svg:width="18.948cm" svg:height="1.425cm" draw:transform="rotate (1.5707963267949) translate (1.859cm 19.967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6.217cm" svg:height="1.588cm" svg:x="12.203cm" svg:y="1.464cm" draw:corner-radius="0.004cm">
            <text:p/>
          </draw:rect>
          <draw:g>
            <draw:rect draw:style-name="gr3" draw:text-style-name="P4" draw:layer="layout" svg:width="6.233cm" svg:height="1.588cm" svg:x="12.193cm" svg:y="1.464cm" draw:corner-radius="0.004cm">
              <text:p/>
            </draw:rect>
            <draw:rect draw:style-name="gr4" draw:text-style-name="P6" draw:layer="layout" svg:width="6.23cm" svg:height="1.586cm" svg:x="12.194cm" svg:y="1.465cm">
              <text:p text:style-name="P5"><text:span text:style-name="T2">S</text:span><text:span text:style-name="T2">t</text:span><text:span text:style-name="T2">r</text:span><text:span text:style-name="T2">u</text:span><text:span text:style-name="T2">k</text:span><text:span text:style-name="T2">t</text:span><text:span text:style-name="T2">u</text:span><text:span text:style-name="T2">r</text:span><text:span text:style-name="T2">e</text:span><text:span text:style-name="T2">n</text:span></text:p>
            </draw:rect>
          </draw:g>
        </draw:g>
        <draw:frame draw:style-name="gr5" draw:text-style-name="P8" draw:layer="layout" svg:width="23.026cm" svg:height="2.729cm" svg:x="4.917cm" svg:y="3.738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2" draw:text-style-name="P25" draw:layer="layout" svg:width="22.332cm" svg:height="16.832cm" svg:x="5.38cm" svg:y="4.16cm">
          <draw:text-box>
            <text:p text:style-name="P24"><text:span text:style-name="T17">struct </text:span><text:span text:style-name="T17">musik_note {</text:span><text:span text:style-name="T17"><text:line-break/></text:span><text:span text:style-name="T17"> <text:s/>char </text:span><text:span text:style-name="T17">bezeichner; <text:s/></text:span><text:span text:style-name="T17">/* A */</text:span><text:span text:style-name="T17"><text:line-break/></text:span><text:span text:style-name="T11"> <text:s/>int <text:s/></text:span><text:span text:style-name="T11">frequenz; <text:s text:c="3"/></text:span><text:span text:style-name="T11">/* 440 Hertz </text:span><text:span text:style-name="T11">*/</text:span><text:span text:style-name="T11"><text:line-break/></text:span><text:span text:style-name="T11">};</text:span><text:span text:style-name="T11"><text:line-break/></text:span><text:span text:style-name="T11"/></text:p>
          </draw:text-box>
        </draw:frame>
        <draw:g>
          <draw:rect draw:style-name="gr3" draw:text-style-name="P4" draw:layer="layout" svg:width="0.976cm" svg:height="0.629cm" svg:x="26.972cm" svg:y="19.136cm" draw:corner-radius="0.004cm">
            <text:p/>
          </draw:rect>
          <draw:g>
            <draw:rect draw:style-name="gr3" draw:text-style-name="P4" draw:layer="layout" svg:width="0.971cm" svg:height="0.624cm" svg:x="26.977cm" svg:y="19.141cm" draw:corner-radius="0.004cm">
              <text:p/>
            </draw:rect>
            <draw:rect draw:style-name="gr7" draw:text-style-name="P6" draw:layer="layout" svg:width="0.968cm" svg:height="0.622cm" svg:x="26.979cm" svg:y="19.142cm">
              <text:p text:style-name="P5"><text:span text:style-name="T9"><text:page-number>&lt;number&gt;</text:page-number></text:span></text:p>
            </draw:rect>
          </draw:g>
        </draw:g>
        <draw:frame draw:style-name="gr13" draw:text-style-name="P26" draw:layer="layout" svg:width="20.135cm" svg:height="1.814cm" svg:x="4.834cm" svg:y="8.924cm">
          <draw:text-box>
            <text:p><text:span text:style-name="T16">Evolution </text:span><text:span text:style-name="T16">zu </text:span><text:span text:style-name="T16">Objekten</text:span><text:span text:style-name="T16">?</text:span></text:p>
          </draw:text-box>
        </draw:frame>
        <presentation:notes draw:style-name="dp3">
          <draw:page-thumbnail draw:layer="layout" svg:width="0.004cm" svg:height="0.004cm" svg:x="0cm" svg:y="0.9cm" draw:page-number="6"/>
          <draw:frame presentation:style-name="pr1" draw:text-style-name="P18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9.705cm" svg:height="1.588cm" svg:x="10.473cm" svg:y="1.47cm" draw:corner-radius="0.004cm">
            <text:p/>
          </draw:rect>
          <draw:g>
            <draw:rect draw:style-name="gr3" draw:text-style-name="P4" draw:layer="layout" svg:width="9.729cm" svg:height="1.588cm" svg:x="10.459cm" svg:y="1.47cm" draw:corner-radius="0.004cm">
              <text:p/>
            </draw:rect>
            <draw:rect draw:style-name="gr4" draw:text-style-name="P6" draw:layer="layout" svg:width="9.727cm" svg:height="1.586cm" svg:x="10.46cm" svg:y="1.471cm">
              <text:p text:style-name="P5"><text:span text:style-name="T2">Werkzeuge: gcc</text:span></text:p>
            </draw:rect>
          </draw:g>
        </draw:g>
        <draw:frame draw:style-name="gr5" draw:text-style-name="P8" draw:layer="layout" svg:width="23.026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4" draw:text-style-name="P20" draw:layer="layout" svg:width="22.332cm" svg:height="15.638cm" svg:x="5.386cm" svg:y="4.166cm">
          <draw:text-box>
            <text:p text:style-name="P9"><text:span text:style-name="T22">gcc</text:span></text:p>
            <text:p text:style-name="P9"><text:span text:style-name="T4"><text:s/></text:span><text:span text:style-name="T4">C Compiler</text:span></text:p>
            <text:p text:style-name="P9"><text:span text:style-name="T4"><text:s/></text:span><text:span text:style-name="T4">ruft automatisch Linker auf</text:span></text:p>
            <text:p text:style-name="P9"><text:span text:style-name="T4"/></text:p>
            <text:p text:style-name="P27"><text:span text:style-name="T11">$ ls</text:span></text:p>
            <text:p text:style-name="P27"><text:span text:style-name="T11">prog.c</text:span></text:p>
            <text:p text:style-name="P27"><text:span text:style-name="T11">$ gcc prog.c</text:span></text:p>
            <text:p text:style-name="P27"><text:span text:style-name="T11">$ ls</text:span></text:p>
            <text:p text:style-name="P27"><text:span text:style-name="T11">prog.c <text:s text:c="3"/>a.out</text:span></text:p>
            <text:p text:style-name="P27"><text:span text:style-name="T11">$ ./a.out</text:span></text:p>
            <text:p text:style-name="P27"><text:span text:style-name="T11">[compiliertes prog.c wird ausgeführt]</text:span></text:p>
            <text:p text:style-name="P19"><text:span text:style-name="T12"/></text:p>
            <text:p text:style-name="P9"><text:span text:style-name="T4">mehr Info:</text:span></text:p>
            <text:p text:style-name="P28"><text:span text:style-name="T11"/></text:p>
            <text:p text:style-name="P29"><text:span text:style-name="T11">$ man gcc</text:span></text:p>
            <text:p text:style-name="P29"><text:span text:style-name="T11">$ info gcc</text:span></text:p>
            <text:p text:style-name="P30"><text:span text:style-name="T11"/></text:p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9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7"/>
          <draw:frame presentation:style-name="pr1" draw:text-style-name="P16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9.705cm" svg:height="1.588cm" svg:x="10.473cm" svg:y="1.47cm" draw:corner-radius="0.004cm">
            <text:p/>
          </draw:rect>
          <draw:g>
            <draw:rect draw:style-name="gr3" draw:text-style-name="P4" draw:layer="layout" svg:width="9.729cm" svg:height="1.588cm" svg:x="10.459cm" svg:y="1.47cm" draw:corner-radius="0.004cm">
              <text:p/>
            </draw:rect>
            <draw:rect draw:style-name="gr4" draw:text-style-name="P6" draw:layer="layout" svg:width="9.727cm" svg:height="1.586cm" svg:x="10.46cm" svg:y="1.471cm">
              <text:p text:style-name="P5"><text:span text:style-name="T2">Werkzeuge: make</text:span></text:p>
            </draw:rect>
          </draw:g>
        </draw:g>
        <draw:frame draw:style-name="gr5" draw:text-style-name="P8" draw:layer="layout" svg:width="23.026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5" draw:text-style-name="P20" draw:layer="layout" svg:width="22.332cm" svg:height="15.842cm" svg:x="5.386cm" svg:y="4.166cm">
          <draw:text-box>
            <text:p text:style-name="P9"><text:span text:style-name="T22">make</text:span></text:p>
            <text:p text:style-name="P9"><text:span text:style-name="T4"><text:s/></text:span><text:span text:style-name="T4">automatisches Erstellen von Programmen (und anderem)</text:span></text:p>
            <text:p text:style-name="P9"><text:span text:style-name="T4"><text:s/></text:span><text:span text:style-name="T4">verwendet die Datei '</text:span><text:span text:style-name="T23">Makefile</text:span><text:span text:style-name="T4">'</text:span></text:p>
            <text:p text:style-name="P9"><text:span text:style-name="T4"/></text:p>
            <text:p text:style-name="P27"><text:span text:style-name="T11">$ cat Makefile</text:span></text:p>
            <text:p text:style-name="P27"><text:span text:style-name="T11">prog: prog.c</text:span></text:p>
            <text:p text:style-name="P27"><text:span text:style-name="T11"><text:s text:c="3"/></text:span><text:span text:style-name="T11">gcc prog.c -o prog</text:span></text:p>
            <text:p text:style-name="P27"><text:span text:style-name="T11">$ make</text:span></text:p>
            <text:p text:style-name="P27"><text:span text:style-name="T11">[ Compilation beginnt, “</text:span><text:span text:style-name="T24">prog</text:span><text:span text:style-name="T11">” wird erstellt ]</text:span></text:p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9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8"/>
          <draw:frame presentation:style-name="pr1" draw:text-style-name="P16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9.705cm" svg:height="1.588cm" svg:x="10.473cm" svg:y="1.47cm" draw:corner-radius="0.004cm">
            <text:p/>
          </draw:rect>
          <draw:g>
            <draw:rect draw:style-name="gr3" draw:text-style-name="P4" draw:layer="layout" svg:width="9.729cm" svg:height="1.588cm" svg:x="10.459cm" svg:y="1.47cm" draw:corner-radius="0.004cm">
              <text:p/>
            </draw:rect>
            <draw:rect draw:style-name="gr4" draw:text-style-name="P6" draw:layer="layout" svg:width="9.727cm" svg:height="1.586cm" svg:x="10.46cm" svg:y="1.471cm">
              <text:p text:style-name="P5"><text:span text:style-name="T2">Werkzeuge: make</text:span></text:p>
            </draw:rect>
          </draw:g>
        </draw:g>
        <draw:frame draw:style-name="gr5" draw:text-style-name="P8" draw:layer="layout" svg:width="23.026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5" draw:text-style-name="P33" draw:layer="layout" svg:width="22.332cm" svg:height="15.842cm" svg:x="5.386cm" svg:y="4.166cm">
          <draw:text-box>
            <text:p text:style-name="P31"><text:span text:style-name="T11">prog: prog.c</text:span></text:p>
            <text:p text:style-name="P27"><text:span text:style-name="T11"><text:s text:c="3"/></text:span><text:span text:style-name="T11">gcc prog.c -o prog</text:span></text:p>
            <text:p text:style-name="P19"><text:span text:style-name="T4"/></text:p>
            <text:list text:style-name="L1">
              <text:list-item>
                <text:p text:style-name="P32"><text:span text:style-name="T24">prog</text:span><text:span text:style-name="T4"> ist ein Ziel bzw. eine Datei</text:span></text:p>
              </text:list-item>
              <text:list-item>
                <text:p text:style-name="P32"><text:span text:style-name="T4">die Erstellung von </text:span><text:span text:style-name="T24">prog</text:span><text:span text:style-name="T4"> hängt vom Vorhandensein von </text:span><text:span text:style-name="T24">prog.c</text:span><text:span text:style-name="T4"> ab</text:span></text:p>
              </text:list-item>
              <text:list-item>
                <text:p text:style-name="P32"><text:span text:style-name="T4">das heisst auch, dass </text:span><text:span text:style-name="T24">prog</text:span><text:span text:style-name="T4"> neu erstellt werden muss, sobald sich </text:span><text:span text:style-name="T24">prog.c</text:span><text:span text:style-name="T4"> ändert</text:span></text:p>
              </text:list-item>
              <text:list-item>
                <text:p text:style-name="P32"><text:span text:style-name="T4">das Rezept, um </text:span><text:span text:style-name="T24">prog</text:span><text:span text:style-name="T4"> zu erstellen folgt in der nächsten Zeile und ist eine Shell Anweisung</text:span></text:p>
              </text:list-item>
              <text:list-item>
                <text:p text:style-name="P32"><text:span text:style-name="T4">die Rezept Zeile </text:span><text:span text:style-name="T25">muss</text:span><text:span text:style-name="T22"> </text:span><text:span text:style-name="T4">zwingend mit einem Tabulator anfangen</text:span></text:p>
              </text:list-item>
              <text:list-item>
                <text:p text:style-name="P32"><text:span text:style-name="T4">im obigen Rezept sieht man, dass der Compiler das Programm namens </text:span><text:span text:style-name="T24">prog</text:span><text:span text:style-name="T4"> erstellt - somit ist das Ziel erreicht.</text:span></text:p>
              </text:list-item>
            </text:list>
            <text:p text:style-name="P28"><text:span text:style-name="T4"/></text:p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9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9"/>
          <draw:frame presentation:style-name="pr1" draw:text-style-name="P16" draw:layer="layout" svg:width="16.206cm" svg:height="12.017cm" svg:x="1.398cm" svg:y="12.788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Courier2" svg:font-family="Courier" style:font-pitch="variable"/>
    <style:font-face style:name="Courier3" svg:font-family="Courier" style:font-family-generic="swiss" style:font-pitch="variable"/>
    <style:font-face style:name="Courier4" svg:font-family="Courier" style:font-adornments="Regular" style:font-pitch="variable"/>
    <style:font-face style:name="Courier5" svg:font-family="Courier" style:font-adornments="Regular"/>
    <style:font-face style:name="Gothic" svg:font-family="Gothic" style:font-family-generic="modern" style:font-pitch="variable"/>
    <style:font-face style:name="Gothic1" svg:font-family="Gothic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Helvetica" svg:font-family="Helvetica" style:font-family-generic="swiss" style:font-pitch="variable"/>
    <style:font-face style:name="Helvetica1" svg:font-family="Helvetica" style:font-family-generic="modern" style:font-pitch="variable"/>
    <style:font-face style:name="Helvetica2" svg:font-family="Helvetica" style:font-adornments="Regular"/>
    <style:font-face style:name="Helvetica3" svg:font-family="Helvetica" style:font-pitch="variable"/>
    <style:font-face style:name="Helvetica4" svg:font-family="Helvetica" style:font-family-generic="swiss"/>
    <style:font-face style:name="Helvetica5" svg:font-family="Helvetica" style:font-adornments="Regular" style:font-family-generic="swiss"/>
    <style:font-face style:name="Liberation Sans" svg:font-family="'Liberation Sans'" style:font-family-generic="roman" style:font-pitch="variable"/>
    <style:font-face style:name="MS PGothic" svg:font-family="'MS PGothic'" style:font-family-generic="modern" style:font-pitch="variable"/>
    <style:font-face style:name="MS PGothic1" svg:font-family="'MS PGothic'" style:font-family-generic="modern" style:font-pitch="fixed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Tahoma1" svg:font-family="Tahoma, Lucidasans, 'Lucida Sans', 'Arial Unicode MS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rebuchet MS" svg:font-family="'Trebuchet MS'" style:font-pitch="variable"/>
    <style:font-face style:name="Unifont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Arial" style:font-size-asian="24pt" style:language-asian="zxx" style:country-asian="none" style:font-name-complex="Tahoma1" style:font-size-complex="24pt" style:language-complex="zxx" style:country-complex="none"/>
    </style:default-style>
    <style:style style:name="standard" style:family="graphic">
      <style:graphic-properties draw:stroke="none" draw:stroke-dash="Dashed_20__28_var_29__20_1" svg:stroke-width="0cm" svg:stroke-color="#000000" draw:marker-start-width="0.3cm" draw:marker-start-center="false" draw:marker-end-width="0.3cm" draw:marker-end-center="false" draw:fill="none" draw:fill-color="#ffffff" draw:fill-image-width="0cm" draw:fill-image-height="0cm" draw:textarea-horizontal-align="left" draw:textarea-vertical-align="top" draw:auto-grow-height="true" draw:auto-grow-width="false" fo:min-height="11.659cm" fo:min-width="0cm" fo:padding-top="0.128cm" fo:padding-bottom="0.128cm" fo:padding-left="0.256cm" fo:padding-right="0.256cm" draw:shadow="hidden" draw:shadow-offset-x="0.3cm" draw:shadow-offset-y="0.3cm" draw:shadow-color="#808080">
        <text:list-style style:name="standard">
          <text:list-level-style-bullet text:level="1" text:bullet-char="•">
            <style:list-level-properties text:min-label-width="0.4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.41cm" fo:margin-right="0cm" fo:margin-top="0cm" fo:margin-bottom="0.1cm" fo:line-height="103%" fo:text-align="start" fo:text-indent="-0.3cm" style:text-autospace="ideograph-alpha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Helvetica3" fo:font-family="Helvetica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1" style:font-family-asian="Gothic" style:font-pitch-asian="variable" style:font-size-asian="18pt" style:language-asian="zxx" style:country-asian="none" style:font-style-asian="normal" style:font-weight-asian="normal" style:font-name-complex="Gothic1" style:font-family-complex="Gothic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ndented_20_Code" style:display-name="Indented Code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9.049cm" fo:min-width="0cm" fo:padding-top="0.128cm" fo:padding-bottom="0.128cm" fo:padding-left="0.256cm" fo:padding-right="0.256cm" draw:shadow="hidden">
        <text:list-style style:name="Indented_20_Code" style:display-name="Indented Code">
          <text:list-level-style-bullet text:level="1" text:bullet-char="•">
            <style:list-level-properties text:min-label-width="0.4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.62cm" fo:margin-right="0cm" fo:margin-top="0cm" fo:margin-bottom="0.1cm" fo:text-align="start" fo:text-indent="-0.3cm" style:text-autospace="ideograph-alpha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ourier2" fo:font-family="Courier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1" style:font-family-asian="Gothic" style:font-pitch-asian="variable" style:font-size-asian="18pt" style:language-asian="zxx" style:country-asian="none" style:font-style-asian="normal" style:font-weight-asian="normal" style:font-name-complex="Gothic1" style:font-family-complex="Gothic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 draw:fill-color="#f4f4f4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8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name-complex="Tahoma1" style:font-family-complex="Tahoma, Lucidasans, 'Lucida Sans', 'Arial Unicode MS'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881cm"/>
            <style:text-properties fo:font-family="StarSymbol" style:font-pitch="variable" style:font-charset="x-symbol" fo:color="#292929" fo:font-size="100%"/>
          </text:list-level-style-bullet>
          <text:list-level-style-bullet text:level="2" text:bullet-char="–">
            <style:list-level-properties text:space-before="1.27cm" text:min-label-width="0.723cm"/>
            <style:text-properties fo:font-family="StarSymbol" style:font-pitch="variable" style:font-charset="x-symbol" fo:color="#29292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pitch="variable" style:font-charset="x-symbol" fo:color="#29292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pitch="variable" style:font-charset="x-symbol" fo:color="#29292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78cm" fo:margin-right="0cm" fo:margin-top="0.087cm" fo:margin-bottom="0cm" fo:line-height="103%" fo:text-align="start" fo:text-indent="0cm" style:punctuation-wrap="simple" style:line-break="normal">
        <style:tab-stops>
          <style:tab-stop style:position="0cm"/>
          <style:tab-stop style:position="0.366cm"/>
          <style:tab-stop style:position="1.613cm"/>
          <style:tab-stop style:position="2.861cm"/>
          <style:tab-stop style:position="4.109cm"/>
          <style:tab-stop style:position="5.357cm"/>
          <style:tab-stop style:position="6.605cm"/>
          <style:tab-stop style:position="7.853cm"/>
          <style:tab-stop style:position="9.101cm"/>
          <style:tab-stop style:position="10.349cm"/>
          <style:tab-stop style:position="11.597cm"/>
          <style:tab-stop style:position="12.845cm"/>
          <style:tab-stop style:position="14.093cm"/>
          <style:tab-stop style:position="15.341cm"/>
          <style:tab-stop style:position="16.589cm"/>
          <style:tab-stop style:position="17.837cm"/>
          <style:tab-stop style:position="19.085cm"/>
          <style:tab-stop style:position="20.333cm"/>
          <style:tab-stop style:position="21.581cm"/>
          <style:tab-stop style:position="22.829cm"/>
          <style:tab-stop style:position="24.077cm"/>
        </style:tab-stops>
      </style:paragraph-properties>
      <style:text-properties fo:color="#292929" loext:opacity="100%" loext:color-lum-mod="100%" loext:color-lum-off="0%" style:text-outline="false" style:text-line-through-style="none" style:text-line-through-type="none" style:text-position="0% 100%" style:font-name="Trebuchet MS" fo:font-family="'Trebuchet MS'" style:font-pitch="variable" fo:font-size="20pt" fo:font-style="normal" fo:text-shadow="none" style:text-underline-style="none" fo:font-weight="normal" style:font-name-asian="Gothic1" style:font-family-asian="Gothic" style:font-pitch-asian="variable" style:font-size-asian="18pt" style:font-style-asian="normal" style:font-weight-asian="normal" style:font-name-complex="Gothic1" style:font-family-complex="Gothic" style:font-pitch-complex="variable" style:font-size-complex="18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1.986cm" fo:margin-right="0cm" fo:margin-top="0.087cm" fo:margin-bottom="0cm" fo:line-height="103%" fo:text-align="start" fo:text-indent="0cm" style:punctuation-wrap="simple" style:line-break="normal">
        <style:tab-stops>
          <style:tab-stop style:position="0.502cm"/>
          <style:tab-stop style:position="1.75cm"/>
          <style:tab-stop style:position="2.998cm"/>
          <style:tab-stop style:position="4.246cm"/>
          <style:tab-stop style:position="5.494cm"/>
          <style:tab-stop style:position="6.742cm"/>
          <style:tab-stop style:position="7.99cm"/>
          <style:tab-stop style:position="9.238cm"/>
          <style:tab-stop style:position="10.486cm"/>
          <style:tab-stop style:position="11.734cm"/>
          <style:tab-stop style:position="12.982cm"/>
          <style:tab-stop style:position="14.23cm"/>
          <style:tab-stop style:position="15.478cm"/>
          <style:tab-stop style:position="16.726cm"/>
          <style:tab-stop style:position="17.974cm"/>
          <style:tab-stop style:position="19.221cm"/>
          <style:tab-stop style:position="20.469cm"/>
          <style:tab-stop style:position="21.717cm"/>
          <style:tab-stop style:position="22.965cm"/>
          <style:tab-stop style:position="24.213cm"/>
        </style:tab-stops>
      </style:paragraph-properties>
      <style:text-properties fo:color="#292929" loext:opacity="100%" loext:color-lum-mod="100%" loext:color-lum-off="0%" style:text-line-through-style="none" style:text-line-through-type="none" style:text-position="0% 100%" style:font-name="Trebuchet MS" fo:font-family="'Trebuchet MS'" style:font-pitch="variable" fo:font-size="20pt" fo:font-style="normal" fo:text-shadow="none" style:text-underline-style="none" fo:font-weight="normal" style:font-name-asian="Gothic1" style:font-family-asian="Gothic" style:font-pitch-asian="variable" style:font-size-asian="18pt" style:font-name-complex="Gothic1" style:font-family-complex="Gothic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65cm" fo:margin-right="0cm" fo:margin-top="0.087cm" fo:margin-bottom="0cm" fo:line-height="103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292929" loext:opacity="100%" loext:color-lum-mod="100%" loext:color-lum-off="0%" style:text-line-through-style="none" style:text-line-through-type="none" style:text-position="0% 100%" style:font-name="Trebuchet MS" fo:font-family="'Trebuchet MS'" style:font-pitch="variable" fo:font-size="20pt" fo:font-style="normal" fo:text-shadow="none" style:text-underline-style="none" fo:font-weight="normal" style:font-name-asian="Gothic1" style:font-family-asian="Gothic" style:font-pitch-asian="variable" style:font-size-asian="18pt" style:font-name-complex="Gothic1" style:font-family-complex="Gothic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31cm" fo:margin-right="0cm" fo:margin-top="0.087cm" fo:margin-bottom="0cm" fo:line-height="103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292929" loext:opacity="100%" loext:color-lum-mod="100%" loext:color-lum-off="0%" style:text-line-through-style="none" style:text-line-through-type="none" style:text-position="0% 100%" style:font-name="Trebuchet MS" fo:font-family="'Trebuchet MS'" style:font-pitch="variable" fo:font-size="20pt" fo:font-style="normal" fo:text-shadow="none" style:text-underline-style="none" fo:font-weight="normal" style:font-name-asian="Gothic1" style:font-family-asian="Gothic" style:font-pitch-asian="variable" style:font-size-asian="18pt" style:font-name-complex="Gothic1" style:font-family-complex="Gothic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697cm" fo:margin-right="0cm" fo:margin-top="0.087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loext:opacity="100%" loext:color-lum-mod="100%" loext:color-lum-off="0%" style:text-line-through-style="none" style:text-line-through-type="none" style:text-position="0% 100%" style:font-name="Trebuchet MS" fo:font-family="'Trebuchet MS'" style:font-pitch="variable" fo:font-size="20pt" fo:font-style="normal" fo:text-shadow="none" style:text-underline-style="none" fo:font-weight="normal" style:font-name-asian="Gothic1" style:font-family-asian="Gothic" style:font-pitch-asian="variable" style:font-size-asian="18pt" style:font-name-complex="Gothic1" style:font-family-complex="Gothic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697cm" fo:margin-right="0cm" fo:margin-top="0.087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loext:opacity="100%" loext:color-lum-mod="100%" loext:color-lum-off="0%" style:text-line-through-style="none" style:text-line-through-type="none" style:text-position="0% 100%" style:font-name="Trebuchet MS" fo:font-family="'Trebuchet MS'" style:font-pitch="variable" fo:font-size="20pt" fo:font-style="normal" fo:text-shadow="none" style:text-underline-style="none" fo:font-weight="normal" style:font-name-asian="Gothic1" style:font-family-asian="Gothic" style:font-pitch-asian="variable" style:font-size-asian="18pt" style:font-name-complex="Gothic1" style:font-family-complex="Gothic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697cm" fo:margin-right="0cm" fo:margin-top="0.087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loext:opacity="100%" loext:color-lum-mod="100%" loext:color-lum-off="0%" style:text-line-through-style="none" style:text-line-through-type="none" style:text-position="0% 100%" style:font-name="Trebuchet MS" fo:font-family="'Trebuchet MS'" style:font-pitch="variable" fo:font-size="20pt" fo:font-style="normal" fo:text-shadow="none" style:text-underline-style="none" fo:font-weight="normal" style:font-name-asian="Gothic1" style:font-family-asian="Gothic" style:font-pitch-asian="variable" style:font-size-asian="18pt" style:font-name-complex="Gothic1" style:font-family-complex="Gothic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697cm" fo:margin-right="0cm" fo:margin-top="0.087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loext:opacity="100%" loext:color-lum-mod="100%" loext:color-lum-off="0%" style:text-line-through-style="none" style:text-line-through-type="none" style:text-position="0% 100%" style:font-name="Trebuchet MS" fo:font-family="'Trebuchet MS'" style:font-pitch="variable" fo:font-size="18pt" fo:font-style="normal" fo:text-shadow="none" style:text-underline-style="none" fo:font-weight="normal" style:font-name-asian="Gothic1" style:font-family-asian="Gothic" style:font-pitch-asian="variable" style:font-size-asian="18pt" style:font-name-complex="Gothic1" style:font-family-complex="Gothic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697cm" fo:margin-right="0cm" fo:margin-top="0.087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loext:opacity="100%" loext:color-lum-mod="100%" loext:color-lum-off="0%" style:text-line-through-style="none" style:text-line-through-type="none" style:text-position="0% 100%" style:font-name="Trebuchet MS" fo:font-family="'Trebuchet MS'" style:font-pitch="variable" fo:font-size="18pt" fo:font-style="normal" fo:text-shadow="none" style:text-underline-style="none" fo:font-weight="normal" style:font-name-asian="Gothic1" style:font-family-asian="Gothic" style:font-pitch-asian="variable" style:font-size-asian="18pt" style:font-name-complex="Gothic1" style:font-family-complex="Gothic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48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282cm" fo:margin-bottom="0cm" fo:line-height="108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Gothic1" style:font-family-asian="Gothic" style:font-pitch-asian="variable" style:font-size-asian="32pt" style:font-style-asian="normal" style:font-weight-asian="normal" style:font-name-complex="Gothic1" style:font-family-complex="Gothic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StarSymbol" style:font-pitch="variable" style:font-charset="x-symbol" fo:color="#29292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3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292929" loext:opacity="100%" loext:color-lum-mod="100%" loext:color-lum-off="0%" style:text-outline="false" style:text-line-through-style="none" style:text-line-through-type="none" style:text-position="0% 100%" style:font-name="Trebuchet MS" fo:font-family="'Trebuchet MS'" style:font-pitch="variable" fo:font-size="35.9000015258789pt" fo:font-style="normal" fo:text-shadow="none" style:text-underline-style="none" fo:font-weight="normal" style:font-name-asian="Gothic1" style:font-family-asian="Gothic" style:font-pitch-asian="variable" style:font-size-asian="36pt" style:font-style-asian="normal" style:font-weight-asian="normal" style:font-name-complex="Gothic1" style:font-family-complex="Gothic" style:font-pitch-complex="variable" style:font-size-complex="36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4f4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dddddd" draw:textarea-horizontal-align="center" draw:textarea-vertical-align="middle" draw:shadow="hidden"/>
    </style:style>
    <style:style style:name="Mgr2" style:family="graphic" style:parent-style-name="standard">
      <style:graphic-properties draw:stroke="none" svg:stroke-width="0.026cm" svg:stroke-color="#000000" draw:fill="solid" draw:fill-color="#ffffff" draw:textarea-horizontal-align="center" draw:textarea-vertical-align="middle" draw:shadow="hidden" style:protect="position size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/>
    </style:style>
    <style:style style:name="Mpr1" style:family="presentation" style:parent-style-name="Default-outline1">
      <style:graphic-properties fo:min-height="11.02cm"/>
      <style:paragraph-properties style:writing-mode="lr-tb"/>
    </style:style>
    <style:style style:name="MP1" style:family="paragraph">
      <loext:graphic-properties draw:fill="solid" draw:fill-color="#dddddd"/>
      <style:paragraph-properties fo:text-align="center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ffffff"/>
      <style:paragraph-properties fo:text-align="center"/>
    </style:style>
    <text:list-style style:name="ML1">
      <text:list-level-style-bullet text:level="1" text:bullet-char="•">
        <style:list-level-properties text:min-label-width="0.4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 text:min-label-width="0.881cm"/>
        <style:text-properties fo:font-family="StarSymbol" style:font-pitch="variable" style:font-charset="x-symbol" fo:color="#292929" fo:font-size="100%"/>
      </text:list-level-style-bullet>
      <text:list-level-style-bullet text:level="2" text:bullet-char="–">
        <style:list-level-properties text:space-before="1.27cm" text:min-label-width="0.723cm"/>
        <style:text-properties fo:font-family="StarSymbol" style:font-pitch="variable" style:font-charset="x-symbol" fo:color="#29292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pitch="variable" style:font-charset="x-symbol" fo:color="#29292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font-pitch="variable" style:font-charset="x-symbol" fo:color="#292929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292929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292929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292929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29292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1.242cm" svg:height="7.949cm" svg:x="2.053cm" svg:y="2.05cm"/>
      <draw:page-thumbnail draw:layer="backgroundobjects" svg:width="11.242cm" svg:height="7.949cm" svg:x="2.053cm" svg:y="11cm"/>
      <draw:page-thumbnail draw:layer="backgroundobjects" svg:width="11.242cm" svg:height="7.949cm" svg:x="16.403cm" svg:y="2.05cm"/>
      <draw:page-thumbnail draw:layer="backgroundobjects" svg:width="11.242cm" svg:height="7.949cm" svg:x="16.403cm" svg:y="11cm"/>
    </style:handout-master>
    <style:master-page style:name="Default" style:page-layout-name="PM1" draw:style-name="Mdp1">
      <draw:rect draw:style-name="Mgr1" draw:text-style-name="MP1" draw:layer="backgroundobjects" svg:width="2.712cm" svg:height="18.947cm" svg:x="1cm" svg:y="1cm" draw:corner-radius="0.004cm">
        <text:p/>
      </draw:rect>
      <draw:frame presentation:style-name="Default-title" draw:layer="backgroundobjects" svg:width="23.654cm" svg:height="3.172cm" svg:x="3.034cm" svg:y="2.576cm" presentation:class="title" presentation:placeholder="true">
        <draw:text-box/>
      </draw:frame>
      <draw:frame presentation:style-name="Mpr1" draw:text-style-name="MP2" draw:layer="backgroundobjects" svg:width="23.654cm" svg:height="11.02cm" svg:x="3.034cm" svg:y="6.281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Mgr2" draw:text-style-name="MP3" draw:layer="backgroundobjects" svg:width="19.04cm" svg:height="27.09cm" svg:x="0cm" svg:y="0cm">
          <text:p/>
        </draw:rect>
        <draw:rect draw:style-name="Mgr3" draw:text-style-name="MP3" draw:layer="backgroundobjects" svg:width="19.041cm" svg:height="27.089cm" svg:x="0cm" svg:y="0cm" draw:corner-radius="0.004cm">
          <text:p/>
        </draw:rect>
        <draw:rect draw:style-name="Mgr3" draw:text-style-name="MP3" draw:layer="backgroundobjects" svg:width="19.041cm" svg:height="27.089cm" svg:x="0cm" svg:y="0cm" draw:corner-radius="0.004cm">
          <text:p/>
        </draw:rect>
        <draw:rect draw:style-name="Mgr3" draw:text-style-name="MP3" draw:layer="backgroundobjects" svg:width="19.041cm" svg:height="27.089cm" svg:x="0cm" svg:y="0cm" draw:corner-radius="0.004cm">
          <text:p/>
        </draw:rect>
        <draw:rect draw:style-name="Mgr3" draw:text-style-name="MP3" draw:layer="backgroundobjects" svg:width="19.037cm" svg:height="27.085cm" svg:x="0cm" svg:y="0cm" draw:corner-radius="0.004cm">
          <text:p/>
        </draw:rect>
        <draw:rect draw:style-name="Mgr3" draw:text-style-name="MP3" draw:layer="backgroundobjects" svg:width="19.032cm" svg:height="27.08cm" svg:x="0cm" svg:y="0cm" draw:corner-radius="0.004cm">
          <text:p/>
        </draw:rect>
        <draw:rect draw:style-name="Mgr3" draw:text-style-name="MP3" draw:layer="backgroundobjects" svg:width="19.028cm" svg:height="27.076cm" svg:x="0cm" svg:y="0cm" draw:corner-radius="0.004cm">
          <text:p/>
        </draw:rect>
        <draw:rect draw:style-name="Mgr3" draw:text-style-name="MP3" draw:layer="backgroundobjects" svg:width="19.028cm" svg:height="27.076cm" svg:x="0cm" svg:y="0cm" draw:corner-radius="0.004cm">
          <text:p/>
        </draw:rect>
        <draw:rect draw:style-name="Mgr3" draw:text-style-name="MP3" draw:layer="backgroundobjects" svg:width="19.024cm" svg:height="27.071cm" svg:x="0cm" svg:y="0cm" draw:corner-radius="0.004cm">
          <text:p/>
        </draw:rect>
        <draw:rect draw:style-name="Mgr3" draw:text-style-name="MP3" draw:layer="backgroundobjects" svg:width="19.019cm" svg:height="27.067cm" svg:x="0cm" svg:y="0cm" draw:corner-radius="0.004cm">
          <text:p/>
        </draw:rect>
        <draw:rect draw:style-name="Mgr3" draw:text-style-name="MP3" draw:layer="backgroundobjects" svg:width="19.015cm" svg:height="27.062cm" svg:x="0cm" svg:y="0cm" draw:corner-radius="0.004cm">
          <text:p/>
        </draw:rect>
        <draw:rect draw:style-name="Mgr3" draw:text-style-name="MP3" draw:layer="backgroundobjects" svg:width="19.01cm" svg:height="27.058cm" svg:x="0cm" svg:y="0cm" draw:corner-radius="0.004cm">
          <text:p/>
        </draw:rect>
        <draw:rect draw:style-name="Mgr3" draw:text-style-name="MP3" draw:layer="backgroundobjects" svg:width="19.006cm" svg:height="27.054cm" svg:x="0cm" svg:y="0cm" draw:corner-radius="0.004cm">
          <text:p/>
        </draw:rect>
        <draw:rect draw:style-name="Mgr3" draw:text-style-name="MP3" draw:layer="backgroundobjects" svg:width="19.001cm" svg:height="27.049cm" svg:x="0cm" svg:y="0cm" draw:corner-radius="0.004cm">
          <text:p/>
        </draw:rect>
        <draw:rect draw:style-name="Mgr3" draw:text-style-name="MP3" draw:layer="backgroundobjects" svg:width="18.997cm" svg:height="27.045cm" svg:x="0cm" svg:y="0cm" draw:corner-radius="0.004cm">
          <text:p/>
        </draw:rect>
        <draw:rect draw:style-name="Mgr3" draw:text-style-name="MP3" draw:layer="backgroundobjects" svg:width="18.993cm" svg:height="27.04cm" svg:x="0cm" svg:y="0cm" draw:corner-radius="0.004cm">
          <text:p/>
        </draw:rect>
        <draw:page-thumbnail presentation:style-name="Default-title" draw:layer="backgroundobjects" svg:width="0.004cm" svg:height="60.841cm" svg:x="0cm" svg:y="0.9cm" presentation:class="page"/>
        <draw:frame presentation:style-name="Default-notes" draw:layer="backgroundobjects" svg:width="16.206cm" svg:height="12.017cm" svg:x="1.398cm" svg:y="12.78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  <meta:creation-date>2004-10-26T11:58:04</meta:creation-date>
    <dc:date>2023-03-28T15:53:20.343452006</dc:date>
    <meta:print-date>2004-10-26T11:58:04</meta:print-date>
    <dc:language>en-US</dc:language>
    <meta:editing-cycles>46</meta:editing-cycles>
    <meta:editing-duration>P10DT14H18M55S</meta:editing-duration>
    <meta:document-statistic meta:object-count="171"/>
    <meta:user-defined meta:name="Info 1"/>
    <meta:user-defined meta:name="Info 2"/>
    <meta:user-defined meta:name="Info 3"/>
    <meta:user-defined meta:name="Info 4"/>
  </office:meta>
</office:document-meta>
</file>